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1.7437in"/>
    </style:style>
    <style:style style:name="co4" style:family="table-column">
      <style:table-column-properties fo:break-before="auto" style:column-width="2.0728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1.9472in"/>
    </style:style>
    <style:style style:name="co7" style:family="table-column">
      <style:table-column-properties fo:break-before="auto" style:column-width="1.3272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2.1217in"/>
    </style:style>
    <style:style style:name="ro1" style:family="table-row">
      <style:table-row-properties style:row-height="0.204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Trebuchet M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-bottom="0.0008in solid #000000" fo:border-left="none" fo:border-right="0.0008in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text-underline-style="none"/>
    </style:style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 Pack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uri</text:p>
          </table:table-cell>
          <table:table-cell table:style-name="ce1" office:value-type="string">
            <text:p>publishedDate</text:p>
          </table:table-cell>
          <table:table-cell table:style-name="ce1" office:value-type="string">
            <text:p>releases</text:p>
          </table:table-cell>
          <table:table-cell table:style-name="ce1" office:value-type="string">
            <text:p>publisher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publicationPolicy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uri</text:p>
          </table:table-cell>
          <table:table-cell office:value-type="float" office:value="20150608">
            <text:p>20150608</text:p>
          </table:table-cell>
          <table:table-cell/>
          <table:table-cell office:value-type="string">
            <text:p>MX-CEJUR</text:p>
          </table:table-cell>
          <table:table-cell office:value-type="string">
            <text:p>uri</text:p>
          </table:table-cell>
          <table:table-cell office:value-type="string">
            <text:p>uri</text:p>
          </table:table-cell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table:style-name="ce2" office:value-type="string">
            <text:p>Referencia:</text:p>
          </table:table-cell>
          <table:table-cell table:style-name="ce2" office:value-type="string">
            <text:p>http://ocds.open-contracting.org/standard/r/1__0__RC/en/schema/release_package/</text:p>
          </table:table-cell>
          <table:table-cell table:style-name="ce2" table:number-columns-repeated="1022"/>
        </table:table-row>
      </table:table>
      <table:table table:name="Release" table:style-name="ta1" table:print="false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5">
          <table:table-cell table:style-name="ce3" office:value-type="string">
            <text:p>oci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iniciationType</text:p>
          </table:table-cell>
          <table:table-cell table:style-name="ce1" office:value-type="string">
            <text:p>planning</text:p>
          </table:table-cell>
          <table:table-cell table:style-name="ce1" office:value-type="string">
            <text:p>tender</text:p>
          </table:table-cell>
          <table:table-cell table:style-name="ce1" office:value-type="string">
            <text:p>buyer</text:p>
          </table:table-cell>
          <table:table-cell table:style-name="ce1" office:value-type="string">
            <text:p>awards</text:p>
          </table:table-cell>
          <table:table-cell table:style-name="ce1" office:value-type="string">
            <text:p>contracts</text:p>
          </table:table-cell>
          <table:table-cell table:style-name="ce1" office:value-type="string">
            <text:p>language</text:p>
          </table:table-cell>
          <table:table-cell table:style-name="ce1" table:number-columns-repeated="1012"/>
          <table:table-cell table:style-name="ce6"/>
        </table:table-row>
        <table:table-row table:style-name="ro2">
          <table:table-cell table:style-name="ce4" office:value-type="string">
            <text:p>OCDS-87SD3T-CEJUR-0001-15</text:p>
          </table:table-cell>
          <table:table-cell office:value-type="float" office:value="1">
            <text:p>1</text:p>
          </table:table-cell>
          <table:table-cell office:value-type="float" office:value="20150608">
            <text:p>20150608</text:p>
          </table:table-cell>
          <table:table-cell office:value-type="string">
            <text:p>contract</text:p>
          </table:table-cell>
          <table:table-cell table:style-name="ce5" office:value-type="string">
            <text:p>tender</text:p>
          </table:table-cell>
          <table:table-cell table:number-columns-repeated="4"/>
          <table:table-cell table:style-name="ce5"/>
          <table:table-cell office:value-type="string">
            <text:p>es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OCDS-87SD3T-CEJUR-0002-15</text:p>
          </table:table-cell>
          <table:table-cell office:value-type="float" office:value="2">
            <text:p>2</text:p>
          </table:table-cell>
          <table:table-cell office:value-type="float" office:value="20150608">
            <text:p>20150608</text:p>
          </table:table-cell>
          <table:table-cell office:value-type="string">
            <text:p>tenderCancellation</text:p>
          </table:table-cell>
          <table:table-cell office:value-type="string">
            <text:p>tender</text:p>
          </table:table-cell>
          <table:table-cell table:number-columns-repeated="5"/>
          <table:table-cell office:value-type="string">
            <text:p>es</text:p>
          </table:table-cell>
          <table:table-cell table:number-columns-repeated="101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2" office:value-type="string">
            <text:p>Referencia:</text:p>
          </table:table-cell>
          <table:table-cell table:style-name="ce2" office:value-type="string">
            <text:p>http://ocds.open-contracting.org/standard/r/1__0__RC/en/schema/release/</text:p>
          </table:table-cell>
          <table:table-cell table:style-name="ce2" table:number-columns-repeated="1022"/>
        </table:table-row>
      </table:table>
      <table:table table:name="Document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3">
          <table:table-cell table:style-name="ce7" office:value-type="string">
            <text:p>id</text:p>
          </table:table-cell>
          <table:table-cell table:style-name="ce7" office:value-type="string">
            <office:annotation draw:style-name="gr1" draw:text-style-name="P1" svg:width="1.1413in" svg:height="1.0122in" svg:x="3.065in" svg:y="0in" draw:caption-point-x="-0.2402in" draw:caption-point-y="0.0043in">
              <dc:creator>GR</dc:creator>
              <dc:date>2015-07-01T00:00:00</dc:date>
              <text:p text:style-name="P1"><text:span text:style-name="T1">http://ocds.open-contracting.org/standard/r/1__0__RC/en/schema/codelists/#document-type</text:span></text:p>
            </office:annotation>
            <text:p>documentType</text:p>
          </table:table-cell>
          <table:table-cell table:style-name="ce7" office:value-type="string">
            <text:p>titl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url</text:p>
          </table:table-cell>
          <table:table-cell table:style-name="ce7" office:value-type="string">
            <text:p>datePublished</text:p>
          </table:table-cell>
          <table:table-cell table:style-name="ce7" office:value-type="string">
            <text:p>dateModified</text:p>
          </table:table-cell>
          <table:table-cell table:style-name="ce7" office:value-type="string">
            <office:annotation office:display="true" draw:style-name="gr2" draw:text-style-name="P1" svg:width="1.1413in" svg:height="0.3902in" svg:x="9.1299in" svg:y="0.0004in" draw:caption-point-x="-0.2402in" draw:caption-point-y="0.0035in">
              <dc:creator>GR</dc:creator>
              <dc:date>2015-07-01T00:00:00</dc:date>
              <text:p text:style-name="P2"><text:span text:style-name="T1"><text:a xlink:href="http://www.iana.org/assignments/media-types/media-types.xhtml">http://www.iana.org/assignments/media-types/media-types.xhtml</text:a></text:span></text:p>
              <text:p text:style-name="P2"><text:span text:style-name="T1"/></text:p>
            </office:annotation>
            <text:p>format</text:p>
          </table:table-cell>
          <table:table-cell table:style-name="ce7" office:value-type="string">
            <text:p>language</text:p>
          </table:table-cell>
          <table:table-cell table:style-name="ce7" table:number-columns-repeated="1015"/>
        </table:table-row>
        <table:table-row table:style-name="ro3">
          <table:table-cell office:value-type="string">
            <text:p>string, integer</text:p>
          </table:table-cell>
          <table:table-cell office:value-type="string">
            <text:p>from codelist documentype</text:p>
          </table:table-cell>
          <table:table-cell table:number-columns-repeated="2" office:value-type="string">
            <text:p>string</text:p>
          </table:table-cell>
          <table:table-cell office:value-type="string">
            <text:p>uri</text:p>
          </table:table-cell>
          <table:table-cell table:number-columns-repeated="2" office:value-type="string">
            <text:p>date</text:p>
          </table:table-cell>
          <table:table-cell office:value-type="string">
            <text:p>string,null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office:value-type="string">
            <text:p>Reference:</text:p>
          </table:table-cell>
          <table:table-cell office:value-type="string">
            <text:p>http://ocds.open-contracting.org/standard/r/1__0__RC/en/schema/reference/#document</text:p>
          </table:table-cell>
          <table:table-cell table:number-columns-repeated="1022"/>
        </table:table-row>
      </table:table>
      <table:table table:name="Tender" table:style-name="ta1" table:print="false"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20" table:default-cell-style-name="Default"/>
        <table:table-column table:style-name="co1" table:default-cell-style-name="ce8"/>
        <table:table-column table:style-name="co1" table:number-columns-repeated="998" table:default-cell-style-name="Default"/>
        <table:table-row table:style-name="ro6">
          <table:table-cell table:style-name="ce8" office:value-type="string">
            <text:p>id</text:p>
          </table:table-cell>
          <table:table-cell table:style-name="ce8" office:value-type="string">
            <text:p>titl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status</text:p>
          </table:table-cell>
          <table:table-cell office:value-type="string">
            <text:p>items</text:p>
          </table:table-cell>
          <table:table-cell table:style-name="ce8" office:value-type="string">
            <text:p>minValue</text:p>
          </table:table-cell>
          <table:table-cell table:style-name="ce8" office:value-type="string">
            <text:p>value</text:p>
          </table:table-cell>
          <table:table-cell table:style-name="ce8" office:value-type="string">
            <office:annotation draw:style-name="gr2" draw:text-style-name="P1" svg:width="1.1413in" svg:height="0.3902in" svg:x="7.3484in" svg:y="0in" draw:caption-point-x="-0.2402in" draw:caption-point-y="0.0039in">
              <dc:creator>GR</dc:creator>
              <dc:date>2015-07-01T00:00:00</dc:date>
              <text:p text:style-name="P1"><text:span text:style-name="T1"><text:a xlink:href="http://ocds.open-contracting.org/standard/r/1__0__RC/en/schema/codelists/#method">http://ocds.open-contracting.org/standard/r/1__0__RC/en/schema/codelists/#method</text:a></text:span></text:p>
              <text:p text:style-name="P1"><text:span text:style-name="T1"/></text:p>
            </office:annotation>
            <text:p>procurementMethod</text:p>
          </table:table-cell>
          <table:table-cell table:style-name="ce8" office:value-type="string">
            <text:p>procurementMethodRationale</text:p>
          </table:table-cell>
          <table:table-cell table:style-name="ce8" office:value-type="string">
            <office:annotation draw:style-name="gr1" draw:text-style-name="P1" svg:width="1.1413in" svg:height="1.0122in" svg:x="9.1264in" svg:y="0in" draw:caption-point-x="-0.2402in" draw:caption-point-y="0.0039in">
              <dc:creator>GR</dc:creator>
              <dc:date>2015-07-02T00:00:00</dc:date>
              <text:p text:style-name="P1">http://ocds.open-contracting.org/standard/r/1__0__RC/en/schema/codelists/#award-criteria</text:p>
            </office:annotation>
            <text:p>awardCriteria</text:p>
          </table:table-cell>
          <table:table-cell table:style-name="ce8" office:value-type="string">
            <text:p>awardCriteriaDetails</text:p>
          </table:table-cell>
          <table:table-cell table:style-name="ce9" office:value-type="string">
            <text:p>submissionMethod</text:p>
          </table:table-cell>
          <table:table-cell table:style-name="ce8" office:value-type="string">
            <text:p>submissionMethodDetails</text:p>
          </table:table-cell>
          <table:table-cell table:style-name="ce8" office:value-type="string">
            <text:p>tenderPeriod</text:p>
          </table:table-cell>
          <table:table-cell table:style-name="ce8" office:value-type="string">
            <text:p>enquiryPeriod</text:p>
          </table:table-cell>
          <table:table-cell table:style-name="ce8" office:value-type="string">
            <text:p>hasEnquiries</text:p>
          </table:table-cell>
          <table:table-cell table:style-name="ce8" office:value-type="string">
            <text:p>eligibilytCriteria</text:p>
          </table:table-cell>
          <table:table-cell table:style-name="ce8" office:value-type="string">
            <text:p>awardPeriod</text:p>
          </table:table-cell>
          <table:table-cell table:style-name="ce8" office:value-type="string">
            <text:p>numberOfTenderers</text:p>
          </table:table-cell>
          <table:table-cell table:style-name="ce8" office:value-type="string">
            <text:p>Tenderers</text:p>
          </table:table-cell>
          <table:table-cell table:style-name="ce8" office:value-type="string">
            <text:p>procuringEntity</text:p>
          </table:table-cell>
          <table:table-cell table:style-name="ce8" office:value-type="string">
            <text:p>documents</text:p>
          </table:table-cell>
          <table:table-cell table:style-name="ce8" office:value-type="string">
            <text:p>milestones</text:p>
          </table:table-cell>
          <table:table-cell table:style-name="ce8" office:value-type="string">
            <text:p>amendment</text:p>
          </table:table-cell>
          <table:table-cell table:style-name="ce8"/>
          <table:table-cell/>
          <table:table-cell table:style-name="ce8" table:number-columns-repeated="998"/>
        </table:table-row>
        <table:table-row table:style-name="ro3">
          <table:table-cell office:value-type="string">
            <text:p>LPN/GDF/CJSL/DEA/SRM/01/15</text:p>
          </table:table-cell>
          <table:table-cell table:number-columns-repeated="2" office:value-type="string">
            <text:p>CONTRATACIÓN DEL SERVICIO DE LIMPIEZA EN LOS INMUEBLES DEPENDIENTES DE LA CONSEJERÍA JURÍDICA Y DE SERVICIOS LEGALES, JUZGADOS CÍVICOS, DEFENSORES DE OFICIO Y JUSGADOS DEL REGISTRO CIVIL.</text:p>
          </table:table-cell>
          <table:table-cell office:value-type="string">
            <text:p>completed</text:p>
          </table:table-cell>
          <table:table-cell table:style-name="Default" office:value-type="string">
            <text:p>[]</text:p>
          </table:table-cell>
          <table:table-cell/>
          <table:table-cell office:value-type="float" office:value="15232482">
            <text:p>15232482</text:p>
          </table:table-cell>
          <table:table-cell office:value-type="string">
            <text:p>open, selective, limited</text:p>
          </table:table-cell>
          <table:table-cell/>
          <table:table-cell office:value-type="string">
            <text:p>lowestCost, bestProposal, bestValueToGovernment, singleBidOnly</text:p>
          </table:table-cell>
          <table:table-cell office:value-type="string">
            <text:p>string, null</text:p>
          </table:table-cell>
          <table:table-cell office:value-type="string">
            <text:p>array of one or more of [electronicAuction, electronicSubmission, written, inPerson]</text:p>
          </table:table-cell>
          <table:table-cell/>
          <table:table-cell table:number-columns-repeated="2" office:value-type="string">
            <text:p>startDate, endDate</text:p>
          </table:table-cell>
          <table:table-cell office:value-type="string">
            <text:p>boolean,null</text:p>
          </table:table-cell>
          <table:table-cell office:value-type="string">
            <text:p>string, null</text:p>
          </table:table-cell>
          <table:table-cell office:value-type="string">
            <text:p>startDate, endDate</text:p>
          </table:table-cell>
          <table:table-cell office:value-type="string">
            <text:p>integer,null</text:p>
          </table:table-cell>
          <table:table-cell office:value-type="string">
            <text:p>Organization array</text:p>
          </table:table-cell>
          <table:table-cell office:value-type="string">
            <text:p>Organization</text:p>
          </table:table-cell>
          <table:table-cell office:value-type="string">
            <text:p>Document array</text:p>
          </table:table-cell>
          <table:table-cell office:value-type="string">
            <text:p>Milestone array</text:p>
          </table:table-cell>
          <table:table-cell office:value-type="string">
            <text:p>amendment</text:p>
          </table:table-cell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4"/>
          <table:table-cell table:style-name="ce5"/>
          <table:table-cell table:number-columns-repeated="20"/>
          <table:table-cell table:style-name="ce5"/>
          <table:table-cell table:number-columns-repeated="998"/>
        </table:table-row>
      </table:table>
      <table:table table:name="Value" table:style-name="ta1" table:print="false">
        <table:table-column table:style-name="co1" table:number-columns-repeated="1024" table:default-cell-style-name="Default"/>
        <table:table-row table:style-name="ro3">
          <table:table-cell table:style-name="ce7" office:value-type="string">
            <text:p>amount</text:p>
          </table:table-cell>
          <table:table-cell table:style-name="ce7" office:value-type="string">
            <text:p>currency</text:p>
          </table:table-cell>
          <table:table-cell table:style-name="ce7" table:number-columns-repeated="1022"/>
        </table:table-row>
        <table:table-row table:style-name="ro3" table:number-rows-repeated="8">
          <table:table-cell table:number-columns-repeated="1024"/>
        </table:table-row>
        <table:table-row table:style-name="ro4">
          <table:table-cell office:value-type="string">
            <text:p>Refernce:</text:p>
          </table:table-cell>
          <table:table-cell office:value-type="string">
            <text:p>http://ocds.open-contracting.org/standard/r/1__0__RC/en/schema/reference/#value</text:p>
          </table:table-cell>
          <table:table-cell table:number-columns-repeated="1022"/>
        </table:table-row>
      </table:table>
      <table:table table:name="Milestone" table:style-name="ta1" table:print="false">
        <table:table-column table:style-name="co1" table:number-columns-repeated="7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dueDate</text:p>
          </table:table-cell>
          <table:table-cell office:value-type="string">
            <text:p>dateModified</text:p>
          </table:table-cell>
          <table:table-cell office:value-type="string">
            <text:p>status</text:p>
          </table:table-cell>
          <table:table-cell office:value-type="string">
            <text:p>documents</text:p>
          </table:table-cell>
        </table:table-row>
        <table:table-row table:style-name="ro3">
          <table:table-cell office:value-type="string">
            <text:p>string, integer</text:p>
          </table:table-cell>
          <table:table-cell table:number-columns-repeated="2" office:value-type="string">
            <text:p>string, null</text:p>
          </table:table-cell>
          <table:table-cell table:number-columns-repeated="2" office:value-type="string">
            <text:p>date</text:p>
          </table:table-cell>
          <table:table-cell office:value-type="string">
            <office:annotation draw:style-name="gr1" draw:text-style-name="P1" svg:width="1.1413in" svg:height="1.0122in" svg:x="5.5701in" svg:y="0in" draw:caption-point-x="-0.2402in" draw:caption-point-y="0.1657in">
              <dc:creator>GR</dc:creator>
              <dc:date>2015-07-01T00:00:00</dc:date>
              <text:p text:style-name="P1"><text:span text:style-name="T1">http://ocds.open-contracting.org/standard/r/1__0__RC/en/schema/codelists/#milestone-status</text:span></text:p>
            </office:annotation>
            <text:p>met, notMet, partiallyMet</text:p>
          </table:table-cell>
          <table:table-cell office:value-type="string">
            <text:p>Document array</text:p>
          </table:table-cell>
        </table:table-row>
      </table:table>
      <table:table table:name="Amendment" table:style-name="ta1" table:print="false">
        <table:table-column table:style-name="co1" table:number-columns-repeated="3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changes</text:p>
          </table:table-cell>
          <table:table-cell office:value-type="string">
            <text:p>rationale</text:p>
          </table:table-cell>
        </table:table-row>
        <table:table-row table:style-name="ro3">
          <table:table-cell office:value-type="string">
            <text:p>Date-time</text:p>
          </table:table-cell>
          <table:table-cell office:value-type="string">
            <text:p>array of affected fields</text:p>
          </table:table-cell>
          <table:table-cell office:value-type="string">
            <text:p>string</text:p>
          </table:table-cell>
        </table:table-row>
      </table:table>
      <table:table table:name="Item" table:style-name="ta1" table:print="false">
        <table:table-column table:style-name="co1" table:default-cell-style-name="ce8"/>
        <table:table-column table:style-name="co9" table:default-cell-style-name="ce8"/>
        <table:table-column table:style-name="co10" table:default-cell-style-name="ce8"/>
        <table:table-column table:style-name="co1" table:number-columns-repeated="1021" table:default-cell-style-name="ce8"/>
        <table:table-row table:style-name="ro5"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classification</text:p>
          </table:table-cell>
          <table:table-cell office:value-type="string">
            <text:p>additionalClassification</text:p>
          </table:table-cell>
          <table:table-cell office:value-type="string">
            <text:p>quantity</text:p>
          </table:table-cell>
          <table:table-cell office:value-type="string">
            <text:p>unit</text:p>
          </table:table-cell>
          <table:table-cell table:number-columns-repeated="1018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Servicios de limpieza con 213 elementos en los inmuebles que ocupa la Consejeria Juridica...</text:p>
          </table:table-cell>
          <table:table-cell table:style-name="Default" office:value-type="string">
            <text:p>LOST</text:p>
          </table:table-cell>
          <table:table-cell table:style-name="Default" office:value-type="string">
            <text:p>Classification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NTRATO?!!</text:p>
          </table:table-cell>
          <table:table-cell table:style-name="Default" table:number-columns-repeated="1018"/>
        </table:table-row>
      </table:table>
      <table:table table:name="Classification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schema</text:p>
          </table:table-cell>
          <table:table-cell office:value-type="string">
            <text:p>id</text:p>
          </table:table-cell>
          <table:table-cell office:value-type="string">
            <text:p>description</text:p>
          </table:table-cell>
          <table:table-cell office:value-type="string">
            <text:p>uri</text:p>
          </table:table-cell>
        </table:table-row>
        <table:table-row table:style-name="ro2">
          <table:table-cell/>
          <table:table-cell office:value-type="string">
            <text:p>string, integer, null</text:p>
          </table:table-cell>
          <table:table-cell office:value-type="string">
            <text:p>string, null</text:p>
          </table:table-cell>
          <table:table-cell office:value-type="string">
            <text:p>uri</text:p>
          </table:table-cell>
        </table:table-row>
      </table:table>
      <table:table table:name="Organization" table:style-name="ta1" table:print="false">
        <table:table-column table:style-name="co1" table:number-columns-repeated="5" table:default-cell-style-name="Default"/>
        <table:table-row table:style-name="ro3">
          <table:table-cell office:value-type="string">
            <office:annotation draw:style-name="gr3" draw:text-style-name="P3" svg:width="1.1413in" svg:height="1.6343in" svg:x="1.1252in" svg:y="0in" draw:caption-point-x="-0.2402in" draw:caption-point-y="0.0043in">
              <dc:creator>GR</dc:creator>
              <dc:date>2015-07-01T00:00:00</dc:date>
              <text:p text:style-name="P3"><text:span text:style-name="T1">GRP-SAP tiene un identificador, lo podemos usar? Se va a unificar para todas las dependencias. Clave de la sociedad en GRP.</text:span></text:p>
            </office:annotation>
            <text:p>identifier</text:p>
          </table:table-cell>
          <table:table-cell office:value-type="string">
            <text:p>additionalIdentifier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contactPoint</text:p>
          </table:table-cell>
        </table:table-row>
        <table:table-row table:style-name="ro3">
          <table:table-cell table:number-columns-repeated="2" office:value-type="string">
            <text:p>identifier</text:p>
          </table:table-cell>
          <table:table-cell office:value-type="string">
            <text:p>string, null</text:p>
          </table:table-cell>
          <table:table-cell office:value-type="string">
            <text:p>address</text:p>
          </table:table-cell>
          <table:table-cell office:value-type="string">
            <text:p>contactPoint</text:p>
          </table:table-cell>
        </table:table-row>
      </table:table>
      <table:table table:name="Identifier" table:style-name="ta1" table:print="false">
        <table:table-column table:style-name="co1" table:number-columns-repeated="4" table:default-cell-style-name="Default"/>
        <table:table-row table:style-name="ro2">
          <table:table-cell office:value-type="string">
            <text:p>scheme</text:p>
          </table:table-cell>
          <table:table-cell office:value-type="string">
            <text:p>id</text:p>
          </table:table-cell>
          <table:table-cell office:value-type="string">
            <text:p>legalName</text:p>
          </table:table-cell>
          <table:table-cell office:value-type="string">
            <text:p>uri</text:p>
          </table:table-cell>
        </table:table-row>
        <table:table-row table:style-name="ro2">
          <table:table-cell/>
          <table:table-cell office:value-type="string">
            <text:p>string, integer null</text:p>
          </table:table-cell>
          <table:table-cell office:value-type="string">
            <text:p>string, null</text:p>
          </table:table-cell>
          <table:table-cell office:value-type="string">
            <text:p>uri</text:p>
          </table:table-cell>
        </table:table-row>
        <table:table-row table:style-name="ro2">
          <table:table-cell table:style-name="ce5"/>
          <table:table-cell table:number-columns-repeated="3"/>
        </table:table-row>
      </table:table>
      <table:table table:name="Address" table:style-name="ta1" table:print="false">
        <table:table-column table:style-name="co1" table:number-columns-repeated="5" table:default-cell-style-name="Default"/>
        <table:table-row table:style-name="ro3">
          <table:table-cell office:value-type="string">
            <text:p>streetAddress</text:p>
          </table:table-cell>
          <table:table-cell office:value-type="string">
            <text:p>locality</text:p>
          </table:table-cell>
          <table:table-cell office:value-type="string">
            <text:p>region</text:p>
          </table:table-cell>
          <table:table-cell office:value-type="string">
            <text:p>postalCode</text:p>
          </table:table-cell>
          <table:table-cell office:value-type="string">
            <text:p>countryName</text:p>
          </table:table-cell>
        </table:table-row>
        <table:table-row table:style-name="ro3">
          <table:table-cell table:number-columns-repeated="4" office:value-type="string">
            <text:p>string, null</text:p>
          </table:table-cell>
          <table:table-cell table:style-name="ce10" office:value-type="string">
            <text:p>string, null</text:p>
          </table:table-cell>
        </table:table-row>
      </table:table>
      <table:table table:name="ContactPoint" table:style-name="ta1" table:print="false">
        <table:table-column table:style-name="co1" table:number-columns-repeated="5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telephone</text:p>
          </table:table-cell>
          <table:table-cell office:value-type="string">
            <text:p>faxNumber</text:p>
          </table:table-cell>
          <table:table-cell office:value-type="string">
            <text:p>url</text:p>
          </table:table-cell>
        </table:table-row>
        <table:table-row table:style-name="ro2">
          <table:table-cell table:number-columns-repeated="4" office:value-type="string">
            <text:p>string, null</text:p>
          </table:table-cell>
          <table:table-cell office:value-type="string">
            <text:p>uri</text:p>
          </table:table-cell>
        </table:table-row>
      </table:table>
      <table:table table:name="Award" table:style-name="ta1" table:print="false">
        <table:table-column table:style-name="co1" table:number-columns-repeated="10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date</text:p>
          </table:table-cell>
          <table:table-cell office:value-type="string">
            <text:p>value</text:p>
          </table:table-cell>
          <table:table-cell office:value-type="string">
            <text:p>suppliers</text:p>
          </table:table-cell>
          <table:table-cell office:value-type="string">
            <text:p>items</text:p>
          </table:table-cell>
          <table:table-cell office:value-type="string">
            <text:p>documents</text:p>
          </table:table-cell>
          <table:table-cell office:value-type="string">
            <text:p>amendment</text:p>
          </table:table-cell>
        </table:table-row>
        <table:table-row table:style-name="ro2">
          <table:table-cell table:number-columns-repeated="3"/>
          <table:table-cell office:value-type="string">
            <text:p>pending, active, cancelled, unsuccesful</text:p>
          </table:table-cell>
          <table:table-cell/>
          <table:table-cell office:value-type="string">
            <text:p>value</text:p>
          </table:table-cell>
          <table:table-cell office:value-type="string">
            <text:p>organization array</text:p>
          </table:table-cell>
          <table:table-cell office:value-type="string">
            <text:p>item array</text:p>
          </table:table-cell>
          <table:table-cell office:value-type="string">
            <text:p>document array</text:p>
          </table:table-cell>
          <table:table-cell office:value-type="string">
            <text:p>amendment</text:p>
          </table:table-cell>
        </table:table-row>
      </table:table>
      <table:table table:name="Contract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7/02/2015</text:date>, <text:time>16:08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</meta:initial-creator>
    <meta:creation-date>2015-07-01T11:57:02</meta:creation-date>
    <dc:date>2015-07-02T16:08:34</dc:date>
    <dc:creator>Gabriela Rodriguez</dc:creator>
    <meta:editing-duration>P1DT4H8S</meta:editing-duration>
    <meta:editing-cycles>10</meta:editing-cycles>
    <meta:generator>OpenOffice/4.1.0$Unix OpenOffice.org_project/410m18$Build-9764</meta:generator>
    <meta:document-statistic meta:table-count="15" meta:cell-count="199" meta:object-count="0"/>
  </office:meta>
</office:document-meta>
</file>